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926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7.751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7.624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513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1.176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1.481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3.175cm" svg:height="8.001cm" svg:x="0.305cm" svg:y="1.448cm">
          <draw:text-box>
            <text:p>Menu</text:p>
          </draw:text-box>
        </draw:frame>
        <draw:custom-shape draw:style-name="gr5" draw:text-style-name="P6" draw:layer="layout" svg:width="13.843cm" svg:height="7.874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6.63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6cm" svg:y="5.941cm">
          <draw:text-box>
            <text:p><text:span text:style-name="T1">Password</text:span></text:p>
          </draw:text-box>
        </draw:frame>
        <draw:custom-shape draw:style-name="gr8" draw:text-style-name="P8" draw:layer="layout" svg:width="1.905cm" svg:height="0.762cm" svg:x="6.02cm" svg:y="9.2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1cm" svg:height="0.762cm" svg:x="8.32cm" svg:y="9.2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642cm" svg:height="0.762cm" svg:x="10.22cm" svg:y="9.2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1cm" svg:y="6.6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2cm" svg:y="4.833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8cm" svg:y="4.143cm">
          <draw:text-box>
            <text:p><text:span text:style-name="T1">Username</text:span></text:p>
          </draw:text-box>
        </draw:frame>
        <draw:custom-shape draw:style-name="gr6" draw:text-style-name="P6" draw:layer="layout" svg:width="8.255cm" svg:height="0.762cm" svg:x="6.023cm" svg:y="8.234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9cm" svg:y="7.544cm">
          <draw:text-box>
            <text:p><text:span text:style-name="T1">Jenis us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2-03T12:02:58.821756638</dc:date>
    <meta:editing-duration>PT2H29M</meta:editing-duration>
    <meta:editing-cycles>20</meta:editing-cycles>
    <meta:generator>LibreOffice/5.1.6.2$Linux_x86 LibreOffice_project/10m0$Build-2</meta:generator>
    <meta:document-statistic meta:object-count="16"/>
  </office:meta>
</office:document-meta>
</file>